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19000002B5FD89A9FE605E3BC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ffffff" draw:fill="none" draw:textarea-horizontal-align="justify" draw:textarea-vertical-align="middle" draw:auto-grow-height="false" fo:min-height="0.789cm" fo:min-width="1.057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00" draw:fill-color="#ffffff" draw:textarea-horizontal-align="justify" draw:textarea-vertical-align="middle" draw:auto-grow-height="false" fo:min-height="0.033cm" fo:min-width="0cm"/>
    </style:style>
    <style:style style:name="gr4" style:family="graphic" style:parent-style-name="standard">
      <style:graphic-properties draw:stroke="none" svg:stroke-color="#000000" draw:fill="none" draw:fill-color="#ffffff" fo:min-height="0.864cm"/>
      <style:paragraph-properties style:writing-mode="lr-tb"/>
    </style:style>
    <style:style style:name="gr5" style:family="graphic" style:parent-style-name="standard">
      <style:graphic-properties svg:stroke-color="#000000" draw:marker-end="Arrow" draw:marker-end-width="0.1cm" draw:fill-color="#ffffff" draw:textarea-vertical-align="middle"/>
    </style:style>
    <style:style style:name="gr6" style:family="graphic" style:parent-style-name="standard" style:list-style-name="L1">
      <style:graphic-properties draw:stroke="none" svg:stroke-color="#000000" draw:fill="none" draw:fill-color="#ffffff" fo:min-height="0.864cm"/>
      <style:paragraph-properties style:writing-mode="lr-tb"/>
    </style:style>
    <style:style style:name="gr7" style:family="graphic" style:parent-style-name="standard">
      <style:graphic-properties svg:stroke-color="#000000" draw:marker-end="Arrow" draw:marker-end-width="0.1cm" draw:textarea-vertical-align="middle"/>
    </style:style>
    <style:style style:name="gr8" style:family="graphic" style:parent-style-name="standard" style:list-style-name="L1">
      <style:graphic-properties draw:stroke="none" svg:stroke-color="#000000" draw:fill="none" draw:fill-color="#ffffff" fo:min-height="0.864cm"/>
      <style:paragraph-properties style:writing-mode="lr-tb"/>
    </style:style>
    <style:style style:name="gr9" style:family="graphic" style:parent-style-name="standard">
      <style:graphic-properties draw:stroke="none" svg:stroke-color="#000000" draw:fill="none" draw:fill-color="#ffffff" fo:min-height="0.565cm"/>
      <style:paragraph-properties style:writing-mode="lr-tb"/>
    </style:style>
    <style:style style:name="gr10" style:family="graphic" style:parent-style-name="objectwithoutfill">
      <style:graphic-properties svg:stroke-color="#000000" draw:marker-end="Arrow_20_concave" draw:marker-end-width="0.2cm" draw:fill="solid" draw:textarea-vertical-align="middle"/>
    </style:style>
    <style:style style:name="gr11" style:family="graphic" style:parent-style-name="standard">
      <style:graphic-properties svg:stroke-color="#0369a3" draw:fill="none" draw:fill-color="#ffffff" draw:textarea-horizontal-align="justify" draw:textarea-vertical-align="middle" draw:auto-grow-height="false" fo:min-height="0.363cm" fo:min-width="2.929cm"/>
    </style:style>
    <style:style style:name="gr12" style:family="graphic" style:parent-style-name="standard">
      <style:graphic-properties draw:stroke="none" svg:stroke-color="#000000" draw:fill="none" draw:fill-color="#ffffff" fo:min-height="0.566cm"/>
      <style:paragraph-properties style:writing-mode="lr-tb"/>
    </style:style>
    <style:style style:name="gr13" style:family="graphic" style:parent-style-name="standard">
      <style:graphic-properties svg:stroke-color="#0369a3" draw:fill="none" draw:fill-color="#ffffff" draw:textarea-horizontal-align="justify" draw:textarea-vertical-align="middle" draw:auto-grow-height="false" fo:min-height="0.364cm" fo:min-width="2.929cm"/>
    </style:style>
    <style:style style:name="gr14" style:family="graphic" style:parent-style-name="standard">
      <style:graphic-properties svg:stroke-color="#0369a3" draw:fill="none" draw:fill-color="#ffffff" draw:textarea-horizontal-align="justify" draw:textarea-vertical-align="middle" draw:auto-grow-height="false" fo:min-height="0.363cm" fo:min-width="2.928cm"/>
    </style:style>
    <style:style style:name="gr15" style:family="graphic" style:parent-style-name="standard">
      <style:graphic-properties svg:stroke-color="#0369a3" draw:fill="none" draw:fill-color="#ffffff" draw:textarea-horizontal-align="justify" draw:textarea-vertical-align="middle" draw:auto-grow-height="false" fo:min-height="0.364cm" fo:min-width="2.921cm"/>
    </style:style>
    <style:style style:name="gr16" style:family="graphic" style:parent-style-name="standard">
      <style:graphic-properties svg:stroke-color="#0369a3" draw:fill="none" draw:fill-color="#ffffff" draw:textarea-horizontal-align="justify" draw:textarea-vertical-align="middle" draw:auto-grow-height="false" fo:min-height="0.364cm" fo:min-width="2.928cm"/>
    </style:style>
    <style:style style:name="gr17" style:family="graphic" style:parent-style-name="standard">
      <style:graphic-properties draw:stroke="none" svg:stroke-color="#000000" draw:fill="none" draw:fill-color="#ffffff" fo:min-height="0.558cm"/>
      <style:paragraph-properties style:writing-mode="lr-tb"/>
    </style:style>
    <style:style style:name="gr18" style:family="graphic" style:parent-style-name="standard">
      <style:graphic-properties draw:stroke="none" svg:stroke-color="#000000" draw:fill="none" draw:fill-color="#ffffff" fo:min-height="0.567cm"/>
      <style:paragraph-properties style:writing-mode="lr-tb"/>
    </style:style>
    <style:style style:name="gr19" style:family="graphic" style:parent-style-name="standard">
      <style:graphic-properties draw:stroke="none" svg:stroke-color="#000000" draw:fill="none" draw:fill-color="#ffffff" fo:min-height="0.562cm"/>
      <style:paragraph-properties style:writing-mode="lr-tb"/>
    </style:style>
    <style:style style:name="gr20" style:family="graphic" style:parent-style-name="standard">
      <style:graphic-properties svg:stroke-color="#000000" draw:fill="none" draw:fill-color="#ffffff" draw:textarea-horizontal-align="justify" draw:textarea-vertical-align="middle" draw:auto-grow-height="false" fo:min-height="0.033cm" fo:min-width="0cm"/>
    </style:style>
    <style:style style:name="gr21" style:family="graphic" style:parent-style-name="standard" style:list-style-name="L1">
      <style:graphic-properties draw:stroke="none" svg:stroke-color="#000000" draw:fill="none" draw:fill-color="#ffffff" fo:min-height="0.864cm"/>
      <style:paragraph-properties style:writing-mode="lr-tb"/>
    </style:style>
    <style:style style:name="gr22" style:family="graphic" style:parent-style-name="standard" style:list-style-name="L1">
      <style:graphic-properties draw:stroke="none" svg:stroke-color="#000000" draw:fill="none" draw:fill-color="#ffffff" fo:min-height="0.864cm"/>
      <style:paragraph-properties style:writing-mode="lr-tb"/>
    </style:style>
    <style:style style:name="gr23" style:family="graphic" style:parent-style-name="standard" style:list-style-name="L1">
      <style:graphic-properties draw:stroke="none" svg:stroke-color="#000000" draw:fill="none" draw:fill-color="#ffffff" fo:min-height="0.8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fo:text-align="center"/>
    </style:style>
    <style:style style:name="P3" style:family="paragraph">
      <style:paragraph-properties fo:text-align="center" style:writing-mode="lr-tb"/>
    </style:style>
    <style:style style:name="P4" style:family="paragraph">
      <loext:graphic-properties draw:fill="none" draw:fill-color="#ffffff"/>
      <style:paragraph-properties fo:text-align="center" style:writing-mode="lr-tb"/>
      <style:text-properties fo:font-style="italic" style:font-style-asian="italic" style:font-style-complex="italic"/>
    </style:style>
    <style:style style:name="P5" style:family="paragraph">
      <style:paragraph-properties fo:margin-left="0cm" fo:margin-right="0cm" fo:margin-top="0cm" fo:margin-bottom="0cm" fo:line-height="100%" fo:text-align="center" fo:text-indent="0cm" style:writing-mode="lr-tb"/>
    </style:style>
    <style:style style:name="P6" style:family="paragraph">
      <loext:graphic-properties draw:fill="none" draw:fill-color="#ffffff"/>
      <style:paragraph-properties fo:margin-left="0cm" fo:margin-right="0cm" fo:margin-top="0cm" fo:margin-bottom="0cm" fo:line-height="100%" fo:text-align="center" fo:text-indent="0cm" style:writing-mode="lr-tb"/>
      <style:text-properties fo:font-style="italic" style:font-style-asian="italic" style:font-style-complex="italic"/>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font-size="14pt" fo:font-style="italic" style:font-size-asian="18pt" style:font-style-asian="italic" style:font-size-complex="18pt" style:font-style-complex="italic"/>
    </style:style>
    <style:style style:name="P9" style:family="paragraph">
      <loext:graphic-properties draw:fill="solid"/>
      <style:paragraph-properties fo:text-align="center"/>
    </style:style>
    <style:style style:name="P10" style:family="paragraph">
      <loext:graphic-properties draw:fill="none" draw:fill-color="#ffffff"/>
      <style:paragraph-properties fo:text-align="center"/>
    </style:style>
    <style:style style:name="P11" style:family="paragraph">
      <loext:graphic-properties draw:fill="none" draw:fill-color="#ffffff"/>
      <style:paragraph-properties fo:text-align="center" style:writing-mode="lr-tb"/>
      <style:text-properties style:font-name="Arial1" fo:font-size="14pt" fo:font-style="italic" style:font-size-asian="18pt" style:font-style-asian="italic" style:font-size-complex="18pt" style:font-style-complex="italic"/>
    </style:style>
    <style:style style:name="T1" style:family="text">
      <style:text-properties fo:font-style="italic" style:font-style-asian="italic" style:font-style-complex="italic"/>
    </style:style>
    <style:style style:name="T2" style:family="text">
      <style:text-properties style:text-position="-33% 58%" fo:font-style="italic" style:font-style-asian="italic" style:font-style-complex="italic"/>
    </style:style>
    <style:style style:name="T3" style:family="text">
      <style:text-properties fo:font-size="14pt" fo:font-style="italic" style:font-size-asian="18pt" style:font-style-asian="italic" style:font-size-complex="18pt" style:font-style-complex="italic"/>
    </style:style>
    <style:style style:name="T4" style:family="text">
      <style:text-properties style:font-name="Arial1" fo:font-size="14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57cm" svg:height="1.039cm" svg:x="2cm" svg:y="15.414cm">
          <text:p/>
          <draw:enhanced-geometry svg:viewBox="0 0 21600 21600" draw:mirror-horizontal="false" draw:mirror-vertical="false" draw:type="rectangle" draw:enhanced-path="M 0 0 L 21600 0 21600 21600 0 21600 0 0 Z N"/>
        </draw:custom-shape>
        <draw:custom-shape draw:style-name="gr1" draw:text-style-name="P1" draw:layer="layout" svg:width="1.557cm" svg:height="1.039cm" svg:x="2.001cm" svg:y="7.114cm">
          <text:p/>
          <draw:enhanced-geometry svg:viewBox="0 0 21600 21600" draw:mirror-horizontal="false" draw:mirror-vertical="false" draw:type="rectangle" draw:enhanced-path="M 0 0 L 21600 0 21600 21600 0 21600 0 0 Z N"/>
        </draw:custom-shape>
        <draw:custom-shape draw:style-name="gr1" draw:text-style-name="P1" draw:layer="layout" svg:width="1.557cm" svg:height="1.039cm" svg:x="2cm" svg:y="3.999cm">
          <text:p/>
          <draw:enhanced-geometry svg:viewBox="0 0 21600 21600" draw:mirror-horizontal="false" draw:mirror-vertical="false" draw:type="rectangle" draw:enhanced-path="M 0 0 L 21600 0 21600 21600 0 21600 0 0 Z N"/>
        </draw:custom-shape>
        <draw:frame draw:style-name="gr2" draw:text-style-name="P1" draw:layer="layout" svg:width="11.978cm" svg:height="10.468cm" svg:x="4.422cm" svg:y="8.3cm">
          <draw:image xlink:href="Pictures/1000000000000319000002B5FD89A9FE605E3BC6.png" xlink:type="simple" xlink:show="embed" xlink:actuate="onLoad" loext:mime-type="image/png">
            <text:p/>
          </draw:image>
        </draw:frame>
      </draw:page>
      <draw:page draw:name="page2" draw:style-name="dp1" draw:master-page-name="Default">
        <draw:g>
          <draw:custom-shape draw:style-name="gr3" draw:text-style-name="P2" draw:layer="layout" svg:width="0.923cm" svg:height="0.7cm" svg:x="9.733cm" svg:y="12.79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2" draw:layer="layout" svg:width="0.923cm" svg:height="0.7cm" svg:x="6.436cm" svg:y="9.699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4" xml:id="id1" draw:id="id1" draw:layer="layout" svg:width="2.77cm" svg:height="1.114cm" svg:x="4.194cm" svg:y="6.5cm">
            <draw:text-box>
              <text:p text:style-name="P3"><text:span text:style-name="T1">M</text:span><text:span text:style-name="T2">i</text:span></text:p>
            </draw:text-box>
          </draw:frame>
          <draw:connector draw:style-name="gr5" draw:text-style-name="P2" draw:layer="layout" svg:x1="5.579cm" svg:y1="7.614cm" svg:x2="5.579cm" svg:y2="21.71cm" draw:start-shape="id1" draw:start-glue-point="2" svg:d="M5579 7614v14096" svg:viewBox="0 0 1 14097">
            <text:p/>
          </draw:connector>
          <draw:frame draw:style-name="gr6" draw:text-style-name="P6" xml:id="id3" draw:id="id3" draw:layer="layout" svg:width="2.769cm" svg:height="1.114cm" svg:x="14.481cm" svg:y="6.5cm">
            <draw:text-box>
              <text:p text:style-name="P5"><text:span text:style-name="T1">M</text:span><text:span text:style-name="T2">l</text:span></text:p>
            </draw:text-box>
          </draw:frame>
          <draw:connector draw:style-name="gr7" draw:text-style-name="P7" draw:layer="layout" svg:x1="9.008cm" svg:y1="7.614cm" svg:x2="9.008cm" svg:y2="20.8cm" svg:d="M9008 7614v13186" svg:viewBox="0 0 1 13187">
            <text:p/>
          </draw:connector>
          <draw:connector draw:style-name="gr7" draw:text-style-name="P7" draw:layer="layout" svg:x1="12.436cm" svg:y1="7.614cm" svg:x2="12.436cm" svg:y2="20.8cm" draw:start-shape="id2" svg:d="M12436 7614v13186" svg:viewBox="0 0 1 13187">
            <text:p/>
          </draw:connector>
          <draw:connector draw:style-name="gr7" draw:text-style-name="P7" draw:layer="layout" svg:x1="15.865cm" svg:y1="7.614cm" svg:x2="15.865cm" svg:y2="20.8cm" draw:start-shape="id3" svg:d="M15865 7614v13186" svg:viewBox="0 0 1 13187">
            <text:p/>
          </draw:connector>
          <draw:frame draw:style-name="gr4" draw:text-style-name="P4" draw:layer="layout" svg:width="2.769cm" svg:height="1.114cm" svg:x="7.623cm" svg:y="6.5cm">
            <draw:text-box>
              <text:p text:style-name="P5"><text:span text:style-name="T1">M</text:span><text:span text:style-name="T2">j</text:span></text:p>
            </draw:text-box>
          </draw:frame>
          <draw:frame draw:style-name="gr8" draw:text-style-name="P6" xml:id="id2" draw:id="id2" draw:layer="layout" svg:width="2.769cm" svg:height="1.114cm" svg:x="11.052cm" svg:y="6.5cm">
            <draw:text-box>
              <text:p text:style-name="P5"><text:span text:style-name="T1">M</text:span><text:span text:style-name="T2">k</text:span></text:p>
            </draw:text-box>
          </draw:frame>
          <draw:frame draw:style-name="gr9" draw:text-style-name="P8" draw:layer="layout" svg:width="1.938cm" svg:height="0.815cm" draw:transform="rotate (-0.179419847105017) translate (6.552cm 7.77cm)">
            <draw:text-box>
              <text:p text:style-name="P3"><text:span text:style-name="T3">ping</text:span></text:p>
            </draw:text-box>
          </draw:frame>
          <draw:connector draw:style-name="gr10" draw:text-style-name="P9" draw:layer="layout" draw:type="line" svg:x1="5.577cm" svg:y1="8.392cm" svg:x2="9.008cm" svg:y2="9.006cm" draw:start-shape="id4" draw:start-glue-point="1" draw:end-shape="id5" draw:end-glue-point="1" svg:d="M5577 8392l3431 614" svg:viewBox="0 0 3432 615">
            <text:p/>
          </draw:connector>
          <draw:custom-shape draw:style-name="gr11" draw:text-style-name="P10" xml:id="id4" draw:id="id4" draw:layer="layout" svg:width="3.429cm" svg:height="0.613cm" svg:x="2.147cm" svg:y="8.086cm">
            <text:p/>
            <draw:enhanced-geometry svg:viewBox="0 0 21600 21600" draw:mirror-horizontal="true" draw:mirror-vertical="false" draw:type="rectangle" draw:enhanced-path="M 0 0 L 21600 0 21600 21600 0 21600 0 0 Z N"/>
          </draw:custom-shape>
          <draw:connector draw:style-name="gr10" draw:text-style-name="P9" draw:layer="layout" draw:type="line" svg:x1="9.008cm" svg:y1="9.62cm" svg:x2="6.84cm" svg:y2="10.01cm" draw:start-shape="id6" draw:start-glue-point="1" svg:d="M9008 9620l-2168 390" svg:viewBox="0 0 2169 391">
            <text:p/>
          </draw:connector>
          <draw:frame draw:style-name="gr12" draw:text-style-name="P8" draw:layer="layout" svg:width="1.705cm" svg:height="0.816cm" draw:transform="rotate (0.176976386152225) translate (7.02cm 9.225cm)">
            <draw:text-box>
              <text:p text:style-name="P3"><text:span text:style-name="T3">ack</text:span></text:p>
            </draw:text-box>
          </draw:frame>
          <draw:connector draw:style-name="gr10" draw:text-style-name="P9" draw:layer="layout" draw:type="line" svg:x1="5.577cm" svg:y1="10.85cm" svg:x2="12.436cm" svg:y2="12.077cm" draw:start-shape="id7" draw:start-glue-point="1" draw:end-shape="id8" draw:end-glue-point="1" svg:d="M5577 10850l6859 1227" svg:viewBox="0 0 6860 1228">
            <text:p/>
          </draw:connector>
          <draw:frame draw:style-name="gr12" draw:text-style-name="P8" draw:layer="layout" svg:width="3.099cm" svg:height="0.816cm" draw:transform="rotate (-0.180292511731014) translate (6.03cm 10.17cm)">
            <draw:text-box>
              <text:p text:style-name="P3"><text:span text:style-name="T3">ping-req</text:span></text:p>
            </draw:text-box>
          </draw:frame>
          <draw:connector draw:style-name="gr10" draw:text-style-name="P9" draw:layer="layout" draw:type="line" svg:x1="15.865cm" svg:y1="16.376cm" svg:x2="9.008cm" svg:y2="16.99cm" draw:start-shape="id9" draw:start-glue-point="1" draw:end-shape="id10" draw:end-glue-point="3" svg:d="M15865 16376l-6857 614" svg:viewBox="0 0 6858 615">
            <text:p/>
          </draw:connector>
          <draw:frame draw:style-name="gr12" draw:text-style-name="P8" draw:layer="layout" svg:width="1.979cm" svg:height="0.816cm" draw:transform="rotate (0.179419847105017) translate (10.307cm 12.314cm)">
            <draw:text-box>
              <text:p text:style-name="P3"><text:span text:style-name="T3">ping</text:span></text:p>
            </draw:text-box>
          </draw:frame>
          <draw:connector draw:style-name="gr10" draw:text-style-name="P9" draw:layer="layout" draw:type="line" svg:x1="5.577cm" svg:y1="13.919cm" svg:x2="15.865cm" svg:y2="15.762cm" draw:start-shape="id11" draw:end-shape="id12" draw:end-glue-point="1" svg:d="M5577 13919l10288 1843" svg:viewBox="0 0 10289 1844">
            <text:p/>
          </draw:connector>
          <draw:custom-shape draw:style-name="gr13" draw:text-style-name="P10" xml:id="id5" draw:id="id5" draw:layer="layout" svg:width="3.429cm" svg:height="0.614cm" svg:x="5.579cm" svg:y="8.699cm">
            <text:p/>
            <draw:enhanced-geometry svg:viewBox="0 0 21600 21600" draw:mirror-horizontal="false" draw:mirror-vertical="false" draw:type="rectangle" draw:enhanced-path="M 0 0 L 21600 0 21600 21600 0 21600 0 0 Z N"/>
          </draw:custom-shape>
          <draw:custom-shape draw:style-name="gr13" draw:text-style-name="P10" xml:id="id6" draw:id="id6" draw:layer="layout" svg:width="3.429cm" svg:height="0.614cm" svg:x="5.579cm" svg:y="9.313cm">
            <text:p/>
            <draw:enhanced-geometry svg:viewBox="0 0 21600 21600" draw:mirror-horizontal="false" draw:mirror-vertical="false" draw:type="rectangle" draw:enhanced-path="M 0 0 L 21600 0 21600 21600 0 21600 0 0 Z N"/>
          </draw:custom-shape>
          <draw:custom-shape draw:style-name="gr13" draw:text-style-name="P10" draw:layer="layout" svg:width="3.429cm" svg:height="0.614cm" svg:x="2.147cm" svg:y="9.927cm">
            <text:p/>
            <draw:enhanced-geometry svg:viewBox="0 0 21600 21600" draw:mirror-horizontal="true" draw:mirror-vertical="false" draw:type="rectangle" draw:enhanced-path="M 0 0 L 21600 0 21600 21600 0 21600 0 0 Z N"/>
          </draw:custom-shape>
          <draw:custom-shape draw:style-name="gr13" draw:text-style-name="P10" xml:id="id7" draw:id="id7" draw:layer="layout" svg:width="3.429cm" svg:height="0.614cm" svg:x="2.147cm" svg:y="10.543cm">
            <text:p/>
            <draw:enhanced-geometry svg:viewBox="0 0 21600 21600" draw:mirror-horizontal="true" draw:mirror-vertical="false" draw:type="rectangle" draw:enhanced-path="M 0 0 L 21600 0 21600 21600 0 21600 0 0 Z N"/>
          </draw:custom-shape>
          <draw:custom-shape draw:style-name="gr13" draw:text-style-name="P10" draw:layer="layout" svg:width="3.429cm" svg:height="0.614cm" svg:x="2.147cm" svg:y="11.157cm">
            <text:p/>
            <draw:enhanced-geometry svg:viewBox="0 0 21600 21600" draw:mirror-horizontal="true" draw:mirror-vertical="false" draw:type="rectangle" draw:enhanced-path="M 0 0 L 21600 0 21600 21600 0 21600 0 0 Z N"/>
          </draw:custom-shape>
          <draw:custom-shape draw:style-name="gr14" draw:text-style-name="P10" xml:id="id8" draw:id="id8" draw:layer="layout" svg:width="3.428cm" svg:height="0.613cm" svg:x="9.008cm" svg:y="11.771cm">
            <text:p/>
            <draw:enhanced-geometry svg:viewBox="0 0 21600 21600" draw:mirror-horizontal="true" draw:mirror-vertical="false" draw:type="rectangle" draw:enhanced-path="M 0 0 L 21600 0 21600 21600 0 21600 0 0 Z N"/>
          </draw:custom-shape>
          <draw:custom-shape draw:style-name="gr15" draw:text-style-name="P10" xml:id="id13" draw:id="id13" draw:layer="layout" svg:width="3.421cm" svg:height="0.614cm" svg:x="9.008cm" svg:y="12.384cm">
            <text:p/>
            <draw:enhanced-geometry svg:viewBox="0 0 21600 21600" draw:mirror-horizontal="false" draw:mirror-vertical="false" draw:type="rectangle" draw:enhanced-path="M 0 0 L 21600 0 21600 21600 0 21600 0 0 Z N"/>
          </draw:custom-shape>
          <draw:custom-shape draw:style-name="gr13" draw:text-style-name="P10" draw:layer="layout" svg:width="3.429cm" svg:height="0.614cm" svg:x="5.576cm" svg:y="12.998cm">
            <text:p/>
            <draw:enhanced-geometry svg:viewBox="0 0 21600 21600" draw:mirror-horizontal="true" draw:mirror-vertical="false" draw:type="rectangle" draw:enhanced-path="M 0 0 L 21600 0 21600 21600 0 21600 0 0 Z N"/>
          </draw:custom-shape>
          <draw:custom-shape draw:style-name="gr13" draw:text-style-name="P10" xml:id="id11" draw:id="id11" draw:layer="layout" svg:width="3.429cm" svg:height="0.614cm" svg:x="2.147cm" svg:y="13.612cm">
            <text:p/>
            <draw:enhanced-geometry svg:viewBox="0 0 21600 21600" draw:mirror-horizontal="true" draw:mirror-vertical="false" draw:type="rectangle" draw:enhanced-path="M 0 0 L 21600 0 21600 21600 0 21600 0 0 Z N"/>
          </draw:custom-shape>
          <draw:custom-shape draw:style-name="gr13" draw:text-style-name="P10" draw:layer="layout" svg:width="3.429cm" svg:height="0.614cm" svg:x="2.147cm" svg:y="14.226cm">
            <text:p/>
            <draw:enhanced-geometry svg:viewBox="0 0 21600 21600" draw:mirror-horizontal="true" draw:mirror-vertical="false" draw:type="rectangle" draw:enhanced-path="M 0 0 L 21600 0 21600 21600 0 21600 0 0 Z N"/>
          </draw:custom-shape>
          <draw:custom-shape draw:style-name="gr13" draw:text-style-name="P10" draw:layer="layout" svg:width="3.429cm" svg:height="0.614cm" svg:x="2.147cm" svg:y="14.84cm">
            <text:p/>
            <draw:enhanced-geometry svg:viewBox="0 0 21600 21600" draw:mirror-horizontal="true" draw:mirror-vertical="false" draw:type="rectangle" draw:enhanced-path="M 0 0 L 21600 0 21600 21600 0 21600 0 0 Z N"/>
          </draw:custom-shape>
          <draw:custom-shape draw:style-name="gr11" draw:text-style-name="P10" xml:id="id12" draw:id="id12" draw:layer="layout" svg:width="3.429cm" svg:height="0.613cm" svg:x="12.436cm" svg:y="15.456cm">
            <text:p/>
            <draw:enhanced-geometry svg:viewBox="0 0 21600 21600" draw:mirror-horizontal="false" draw:mirror-vertical="false" draw:type="rectangle" draw:enhanced-path="M 0 0 L 21600 0 21600 21600 0 21600 0 0 Z N"/>
          </draw:custom-shape>
          <draw:custom-shape draw:style-name="gr13" draw:text-style-name="P10" xml:id="id9" draw:id="id9" draw:layer="layout" svg:width="3.429cm" svg:height="0.614cm" svg:x="12.436cm" svg:y="16.069cm">
            <text:p/>
            <draw:enhanced-geometry svg:viewBox="0 0 21600 21600" draw:mirror-horizontal="false" draw:mirror-vertical="false" draw:type="rectangle" draw:enhanced-path="M 0 0 L 21600 0 21600 21600 0 21600 0 0 Z N"/>
          </draw:custom-shape>
          <draw:custom-shape draw:style-name="gr16" draw:text-style-name="P10" xml:id="id10" draw:id="id10" draw:layer="layout" svg:width="3.428cm" svg:height="0.614cm" svg:x="9.008cm" svg:y="16.683cm">
            <text:p/>
            <draw:enhanced-geometry svg:viewBox="0 0 21600 21600" draw:mirror-horizontal="false" draw:mirror-vertical="false" draw:type="rectangle" draw:enhanced-path="M 0 0 L 21600 0 21600 21600 0 21600 0 0 Z N"/>
          </draw:custom-shape>
          <draw:custom-shape draw:style-name="gr16" draw:text-style-name="P10" xml:id="id14" draw:id="id14" draw:layer="layout" svg:width="3.428cm" svg:height="0.614cm" svg:x="9.008cm" svg:y="17.297cm">
            <text:p/>
            <draw:enhanced-geometry svg:viewBox="0 0 21600 21600" draw:mirror-horizontal="false" draw:mirror-vertical="false" draw:type="rectangle" draw:enhanced-path="M 0 0 L 21600 0 21600 21600 0 21600 0 0 Z N"/>
          </draw:custom-shape>
          <draw:custom-shape draw:style-name="gr13" draw:text-style-name="P10" draw:layer="layout" svg:width="3.429cm" svg:height="0.614cm" svg:x="12.436cm" svg:y="17.911cm">
            <text:p/>
            <draw:enhanced-geometry svg:viewBox="0 0 21600 21600" draw:mirror-horizontal="false" draw:mirror-vertical="false" draw:type="rectangle" draw:enhanced-path="M 0 0 L 21600 0 21600 21600 0 21600 0 0 Z N"/>
          </draw:custom-shape>
          <draw:custom-shape draw:style-name="gr13" draw:text-style-name="P10" xml:id="id15" draw:id="id15" draw:layer="layout" svg:width="3.429cm" svg:height="0.614cm" svg:x="12.433cm" svg:y="18.525cm">
            <text:p/>
            <draw:enhanced-geometry svg:viewBox="0 0 21600 21600" draw:mirror-horizontal="true" draw:mirror-vertical="false" draw:type="rectangle" draw:enhanced-path="M 0 0 L 21600 0 21600 21600 0 21600 0 0 Z N"/>
          </draw:custom-shape>
          <draw:custom-shape draw:style-name="gr13" draw:text-style-name="P10" xml:id="id16" draw:id="id16" draw:layer="layout" svg:width="3.429cm" svg:height="0.614cm" svg:x="12.436cm" svg:y="19.139cm">
            <text:p/>
            <draw:enhanced-geometry svg:viewBox="0 0 21600 21600" draw:mirror-horizontal="false" draw:mirror-vertical="false" draw:type="rectangle" draw:enhanced-path="M 0 0 L 21600 0 21600 21600 0 21600 0 0 Z N"/>
          </draw:custom-shape>
          <draw:custom-shape draw:style-name="gr11" draw:text-style-name="P10" draw:layer="layout" svg:width="3.429cm" svg:height="0.613cm" svg:x="2.147cm" svg:y="19.755cm">
            <text:p/>
            <draw:enhanced-geometry svg:viewBox="0 0 21600 21600" draw:mirror-horizontal="true" draw:mirror-vertical="false" draw:type="rectangle" draw:enhanced-path="M 0 0 L 21600 0 21600 21600 0 21600 0 0 Z N"/>
          </draw:custom-shape>
          <draw:custom-shape draw:style-name="gr13" draw:text-style-name="P10" draw:layer="layout" svg:width="3.429cm" svg:height="0.614cm" svg:x="2.147cm" svg:y="20.368cm">
            <text:p/>
            <draw:enhanced-geometry svg:viewBox="0 0 21600 21600" draw:mirror-horizontal="true" draw:mirror-vertical="false" draw:type="rectangle" draw:enhanced-path="M 0 0 L 21600 0 21600 21600 0 21600 0 0 Z N"/>
          </draw:custom-shape>
          <draw:connector draw:style-name="gr10" draw:text-style-name="P9" draw:layer="layout" draw:type="line" svg:x1="12.429cm" svg:y1="12.691cm" svg:x2="10.226cm" svg:y2="13.093cm" draw:start-shape="id13" draw:start-glue-point="1" svg:d="M12429 12691l-2203 402" svg:viewBox="0 0 2204 403">
            <text:p/>
          </draw:connector>
          <draw:frame draw:style-name="gr12" draw:text-style-name="P8" draw:layer="layout" svg:width="3.099cm" svg:height="0.816cm" draw:transform="rotate (-0.180292511731014) translate (5.959cm 13.258cm)">
            <draw:text-box>
              <text:p text:style-name="P3"><text:span text:style-name="T3">ping-req</text:span></text:p>
            </draw:text-box>
          </draw:frame>
          <draw:frame draw:style-name="gr17" draw:text-style-name="P8" draw:layer="layout" svg:width="1.994cm" svg:height="0.808cm" draw:transform="rotate (0.110479341651241) translate (13.06cm 15.887cm)">
            <draw:text-box>
              <text:p text:style-name="P3"><text:span text:style-name="T3">ping</text:span></text:p>
            </draw:text-box>
          </draw:frame>
          <draw:connector draw:style-name="gr10" draw:text-style-name="P9" draw:layer="layout" draw:type="line" svg:x1="9.008cm" svg:y1="17.604cm" svg:x2="15.863cm" svg:y2="18.832cm" draw:start-shape="id14" draw:start-glue-point="3" draw:end-shape="id15" draw:end-glue-point="1" svg:d="M9008 17604l6855 1228" svg:viewBox="0 0 6856 1229">
            <text:p/>
          </draw:connector>
          <draw:frame draw:style-name="gr18" draw:text-style-name="P8" draw:layer="layout" svg:width="1.702cm" svg:height="0.817cm" draw:transform="rotate (-0.19093902016818) translate (9.908cm 16.99cm)">
            <draw:text-box>
              <text:p text:style-name="P3"><text:span text:style-name="T3">ack</text:span></text:p>
            </draw:text-box>
          </draw:frame>
          <draw:custom-shape draw:style-name="gr13" draw:text-style-name="P10" xml:id="id17" draw:id="id17" draw:layer="layout" svg:width="3.429cm" svg:height="0.614cm" svg:x="2.147cm" svg:y="20.982cm">
            <text:p/>
            <draw:enhanced-geometry svg:viewBox="0 0 21600 21600" draw:mirror-horizontal="true" draw:mirror-vertical="false" draw:type="rectangle" draw:enhanced-path="M 0 0 L 21600 0 21600 21600 0 21600 0 0 Z N"/>
          </draw:custom-shape>
          <draw:connector draw:style-name="gr10" draw:text-style-name="P9" draw:layer="layout" draw:type="line" svg:x1="15.865cm" svg:y1="19.446cm" svg:x2="5.577cm" svg:y2="21.289cm" draw:start-shape="id16" draw:start-glue-point="1" draw:end-shape="id17" draw:end-glue-point="1" svg:d="M15865 19446l-10288 1843" svg:viewBox="0 0 10289 1844">
            <text:p/>
          </draw:connector>
          <draw:frame draw:style-name="gr19" draw:text-style-name="P8" draw:layer="layout" svg:width="1.708cm" svg:height="0.812cm" draw:transform="rotate (0.159872159482681) translate (13.101cm 19.209cm)">
            <draw:text-box>
              <text:p text:style-name="P3"><text:span text:style-name="T3">ack</text:span></text:p>
            </draw:text-box>
          </draw:frame>
        </draw:g>
      </draw:page>
      <draw:page draw:name="page3" draw:style-name="dp1" draw:master-page-name="Default">
        <draw:custom-shape draw:style-name="gr20" draw:text-style-name="P10" draw:layer="controls" svg:width="0.923cm" svg:height="0.7cm" svg:x="9.733cm" svg:y="12.79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0" draw:text-style-name="P10" draw:layer="controls" svg:width="0.923cm" svg:height="0.7cm" svg:x="6.436cm" svg:y="9.699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4" xml:id="id18" draw:id="id18" draw:layer="controls" svg:width="2.77cm" svg:height="1.114cm" svg:x="4.194cm" svg:y="6.5cm">
          <draw:text-box>
            <text:p text:style-name="P3"><text:span text:style-name="T1">M</text:span><text:span text:style-name="T2">i</text:span></text:p>
          </draw:text-box>
        </draw:frame>
        <draw:connector draw:style-name="gr5" draw:text-style-name="P2" draw:layer="controls" svg:x1="5.579cm" svg:y1="7.614cm" svg:x2="5.579cm" svg:y2="22.214cm" draw:start-shape="id18" draw:start-glue-point="2" svg:d="M5579 7614v14600" svg:viewBox="0 0 1 14601">
          <text:p/>
        </draw:connector>
        <draw:frame draw:style-name="gr21" draw:text-style-name="P6" xml:id="id20" draw:id="id20" draw:layer="controls" svg:width="2.769cm" svg:height="1.114cm" svg:x="14.481cm" svg:y="6.5cm">
          <draw:text-box>
            <text:p text:style-name="P5"><text:span text:style-name="T1">M</text:span><text:span text:style-name="T2">l</text:span></text:p>
          </draw:text-box>
        </draw:frame>
        <draw:connector draw:style-name="gr7" draw:text-style-name="P7" draw:layer="controls" svg:x1="9.008cm" svg:y1="7.614cm" svg:x2="9.008cm" svg:y2="22.214cm" svg:d="M9008 7614v14600" svg:viewBox="0 0 1 14601">
          <text:p/>
        </draw:connector>
        <draw:connector draw:style-name="gr7" draw:text-style-name="P7" draw:layer="controls" svg:x1="12.436cm" svg:y1="7.614cm" svg:x2="12.436cm" svg:y2="22.214cm" draw:start-shape="id19" svg:d="M12436 7614v14600" svg:viewBox="0 0 1 14601">
          <text:p/>
        </draw:connector>
        <draw:connector draw:style-name="gr7" draw:text-style-name="P7" draw:layer="controls" svg:x1="15.865cm" svg:y1="7.614cm" svg:x2="15.865cm" svg:y2="22.214cm" draw:start-shape="id20" svg:d="M15865 7614v14600" svg:viewBox="0 0 1 14601">
          <text:p/>
        </draw:connector>
        <draw:frame draw:style-name="gr22" draw:text-style-name="P6" draw:layer="controls" svg:width="2.769cm" svg:height="1.114cm" svg:x="7.623cm" svg:y="6.5cm">
          <draw:text-box>
            <text:p text:style-name="P5"><text:span text:style-name="T1">M</text:span><text:span text:style-name="T2">j</text:span></text:p>
          </draw:text-box>
        </draw:frame>
        <draw:frame draw:style-name="gr23" draw:text-style-name="P6" xml:id="id19" draw:id="id19" draw:layer="controls" svg:width="2.769cm" svg:height="1.114cm" svg:x="11.052cm" svg:y="6.5cm">
          <draw:text-box>
            <text:p text:style-name="P5"><text:span text:style-name="T1">M</text:span><text:span text:style-name="T2">k</text:span></text:p>
          </draw:text-box>
        </draw:frame>
        <draw:frame draw:style-name="gr9" draw:text-style-name="P11" draw:layer="controls" svg:width="1.938cm" svg:height="0.815cm" draw:transform="rotate (-0.179419847105017) translate (6.552cm 7.77cm)">
          <draw:text-box>
            <text:p text:style-name="P3"><text:span text:style-name="T4">ping</text:span></text:p>
          </draw:text-box>
        </draw:frame>
        <draw:connector draw:style-name="gr10" draw:text-style-name="P9" draw:layer="controls" draw:type="line" svg:x1="5.579cm" svg:y1="8.392cm" svg:x2="9.008cm" svg:y2="9.006cm" svg:d="M5579 8392l3429 614" svg:viewBox="0 0 3430 615">
          <text:p/>
        </draw:connector>
        <draw:connector draw:style-name="gr10" draw:text-style-name="P9" draw:layer="controls" draw:type="line" svg:x1="9.008cm" svg:y1="9.62cm" svg:x2="6.84cm" svg:y2="10.01cm" svg:d="M9008 9620l-2168 390" svg:viewBox="0 0 2169 391">
          <text:p/>
        </draw:connector>
        <draw:frame draw:style-name="gr12" draw:text-style-name="P11" draw:layer="controls" svg:width="1.705cm" svg:height="0.816cm" draw:transform="rotate (0.176976386152225) translate (7.02cm 9.225cm)">
          <draw:text-box>
            <text:p text:style-name="P3"><text:span text:style-name="T4">ack</text:span></text:p>
          </draw:text-box>
        </draw:frame>
        <draw:connector draw:style-name="gr10" draw:text-style-name="P9" draw:layer="controls" draw:type="line" svg:x1="5.579cm" svg:y1="10.85cm" svg:x2="12.436cm" svg:y2="12.077cm" svg:d="M5579 10850l6857 1227" svg:viewBox="0 0 6858 1228">
          <text:p/>
        </draw:connector>
        <draw:frame draw:style-name="gr12" draw:text-style-name="P11" draw:layer="controls" svg:width="3.099cm" svg:height="0.816cm" draw:transform="rotate (-0.180292511731014) translate (6.03cm 10.17cm)">
          <draw:text-box>
            <text:p text:style-name="P3"><text:span text:style-name="T4">ping-req</text:span></text:p>
          </draw:text-box>
        </draw:frame>
        <draw:connector draw:style-name="gr10" draw:text-style-name="P9" draw:layer="controls" draw:type="line" svg:x1="15.865cm" svg:y1="16.376cm" svg:x2="9.008cm" svg:y2="16.99cm" svg:d="M15865 16376l-6857 614" svg:viewBox="0 0 6858 615">
          <text:p/>
        </draw:connector>
        <draw:frame draw:style-name="gr12" draw:text-style-name="P11" draw:layer="controls" svg:width="1.979cm" svg:height="0.816cm" draw:transform="rotate (0.179419847105017) translate (10.307cm 12.314cm)">
          <draw:text-box>
            <text:p text:style-name="P3"><text:span text:style-name="T4">ping</text:span></text:p>
          </draw:text-box>
        </draw:frame>
        <draw:connector draw:style-name="gr10" draw:text-style-name="P9" draw:layer="controls" draw:type="line" svg:x1="5.579cm" svg:y1="13.919cm" svg:x2="15.865cm" svg:y2="15.762cm" svg:d="M5579 13919l10286 1843" svg:viewBox="0 0 10287 1844">
          <text:p/>
        </draw:connector>
        <draw:connector draw:style-name="gr10" draw:text-style-name="P9" draw:layer="controls" draw:type="line" svg:x1="12.429cm" svg:y1="12.691cm" svg:x2="10.226cm" svg:y2="13.093cm" svg:d="M12429 12691l-2203 402" svg:viewBox="0 0 2204 403">
          <text:p/>
        </draw:connector>
        <draw:frame draw:style-name="gr12" draw:text-style-name="P11" draw:layer="controls" svg:width="2.35cm" svg:height="0.816cm" draw:transform="rotate (-0.180292511731014) translate (6.246cm 13.276cm)">
          <draw:text-box>
            <text:p text:style-name="P3"><text:span text:style-name="T4">ping-req</text:span></text:p>
          </draw:text-box>
        </draw:frame>
        <draw:frame draw:style-name="gr17" draw:text-style-name="P11" draw:layer="controls" svg:width="1.994cm" svg:height="0.808cm" draw:transform="rotate (0.110479341651241) translate (13.06cm 15.887cm)">
          <draw:text-box>
            <text:p text:style-name="P3"><text:span text:style-name="T4">ping</text:span></text:p>
          </draw:text-box>
        </draw:frame>
        <draw:connector draw:style-name="gr10" draw:text-style-name="P9" draw:layer="controls" draw:type="line" svg:x1="9.008cm" svg:y1="17.604cm" svg:x2="15.865cm" svg:y2="18.832cm" svg:d="M9008 17604l6857 1228" svg:viewBox="0 0 6858 1229">
          <text:p/>
        </draw:connector>
        <draw:frame draw:style-name="gr18" draw:text-style-name="P11" draw:layer="controls" svg:width="1.702cm" svg:height="0.817cm" draw:transform="rotate (-0.19093902016818) translate (9.908cm 16.99cm)">
          <draw:text-box>
            <text:p text:style-name="P3"><text:span text:style-name="T4">ack</text:span></text:p>
          </draw:text-box>
        </draw:frame>
        <draw:connector draw:style-name="gr10" draw:text-style-name="P9" draw:layer="controls" draw:type="line" svg:x1="15.865cm" svg:y1="19.446cm" svg:x2="5.579cm" svg:y2="21.289cm" svg:d="M15865 19446l-10286 1843" svg:viewBox="0 0 10287 1844">
          <text:p/>
        </draw:connector>
        <draw:frame draw:style-name="gr19" draw:text-style-name="P11" draw:layer="controls" svg:width="1.708cm" svg:height="0.812cm" draw:transform="rotate (0.159872159482681) translate (13.101cm 19.209cm)">
          <draw:text-box>
            <text:p text:style-name="P3"><text:span text:style-name="T4">ack</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Z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9-14T09:48:36.868000000</meta:creation-date>
    <dc:date>2020-10-01T17:26:49.986000000</dc:date>
    <meta:editing-duration>PT20H21M41S</meta:editing-duration>
    <meta:editing-cycles>28</meta:editing-cycles>
    <meta:generator>LibreOffice/6.4.5.2$Windows_X86_64 LibreOffice_project/a726b36747cf2001e06b58ad5db1aa3a9a1872d6</meta:generator>
    <meta:document-statistic meta:object-count="79"/>
  </office:meta>
</office:document-meta>
</file>